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" table:style-name="ta1">
        <table:shapes>
          <draw:frame draw:z-index="0" draw:style-name="gr1" draw:text-style-name="P1" svg:width="159.99mm" svg:height="89.99mm" svg:x="79.39mm" svg:y="1mm">
            <loext:p draw:notify-on-update-of-ranges="cameraslog_1.A1:cameraslog_1.A1 cameraslog_1.A2:cameraslog_1.A1001 cameraslog_1.B1:cameraslog_1.B1 cameraslog_1.B2:cameraslog_1.B1001 cameraslog_1.A1:cameraslog_1.A1 cameraslog_1.A2:cameraslog_1.A1001 cameraslog_1.C1:cameraslog_1.C1 cameraslog_1.C2:cameraslog_1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62498" calcext:value-type="float">
            <text:p>10,9624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093239" calcext:value-type="float">
            <text:p>11,0932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32901" calcext:value-type="float">
            <text:p>11,4329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683618" calcext:value-type="float">
            <text:p>11,6836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0121" calcext:value-type="float">
            <text:p>11,901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69146" calcext:value-type="float">
            <text:p>12,3691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17104" calcext:value-type="float">
            <text:p>12,171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7104" calcext:value-type="float">
            <text:p>12,171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904766" calcext:value-type="float">
            <text:p>11,9047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22252" calcext:value-type="float">
            <text:p>11,5222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27365" calcext:value-type="float">
            <text:p>11,3273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18103" calcext:value-type="float">
            <text:p>11,5181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70196" calcext:value-type="float">
            <text:p>11,8701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870196" calcext:value-type="float">
            <text:p>11,8701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70196" calcext:value-type="float">
            <text:p>11,8701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83583" calcext:value-type="float">
            <text:p>11,6835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928124" calcext:value-type="float">
            <text:p>11,928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28124" calcext:value-type="float">
            <text:p>11,9281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118391" calcext:value-type="float">
            <text:p>12,1183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18391" calcext:value-type="float">
            <text:p>12,1183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196959" calcext:value-type="float">
            <text:p>12,1969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196959" calcext:value-type="float">
            <text:p>12,1969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196959" calcext:value-type="float">
            <text:p>12,1969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666931" calcext:value-type="float">
            <text:p>12,6669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793558" calcext:value-type="float">
            <text:p>12,793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854075" calcext:value-type="float">
            <text:p>12,8540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075835" calcext:value-type="float">
            <text:p>13,0758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19633" calcext:value-type="float">
            <text:p>13,196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885637" calcext:value-type="float">
            <text:p>12,8856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885637" calcext:value-type="float">
            <text:p>12,8856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795041" calcext:value-type="float">
            <text:p>12,7950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795041" calcext:value-type="float">
            <text:p>12,7950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00802" calcext:value-type="float">
            <text:p>13,008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00802" calcext:value-type="float">
            <text:p>13,008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00802" calcext:value-type="float">
            <text:p>13,008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877728" calcext:value-type="float">
            <text:p>12,8777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863241" calcext:value-type="float">
            <text:p>12,8632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085065" calcext:value-type="float">
            <text:p>13,0850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103706" calcext:value-type="float">
            <text:p>13,1037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875745" calcext:value-type="float">
            <text:p>12,8757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875745" calcext:value-type="float">
            <text:p>12,8757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875745" calcext:value-type="float">
            <text:p>12,8757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875745" calcext:value-type="float">
            <text:p>12,8757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492663" calcext:value-type="float">
            <text:p>12,4926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492663" calcext:value-type="float">
            <text:p>12,4926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492663" calcext:value-type="float">
            <text:p>12,4926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534004" calcext:value-type="float">
            <text:p>12,534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34004" calcext:value-type="float">
            <text:p>12,534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590367" calcext:value-type="float">
            <text:p>12,5903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590367" calcext:value-type="float">
            <text:p>12,5903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90367" calcext:value-type="float">
            <text:p>12,5903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424468" calcext:value-type="float">
            <text:p>12,424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424468" calcext:value-type="float">
            <text:p>12,424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24468" calcext:value-type="float">
            <text:p>12,4244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262683" calcext:value-type="float">
            <text:p>12,2626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660244" calcext:value-type="float">
            <text:p>12,6602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660244" calcext:value-type="float">
            <text:p>12,6602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716554" calcext:value-type="float">
            <text:p>12,7165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764119" calcext:value-type="float">
            <text:p>12,7641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917647" calcext:value-type="float">
            <text:p>12,9176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917647" calcext:value-type="float">
            <text:p>12,9176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917647" calcext:value-type="float">
            <text:p>12,9176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917647" calcext:value-type="float">
            <text:p>12,9176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917647" calcext:value-type="float">
            <text:p>12,9176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.04424" calcext:value-type="float">
            <text:p>13,044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04424" calcext:value-type="float">
            <text:p>13,044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04424" calcext:value-type="float">
            <text:p>13,044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186955" calcext:value-type="float">
            <text:p>13,1869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72115" calcext:value-type="float">
            <text:p>12,72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72115" calcext:value-type="float">
            <text:p>12,72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2115" calcext:value-type="float">
            <text:p>12,72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72115" calcext:value-type="float">
            <text:p>12,72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72115" calcext:value-type="float">
            <text:p>12,72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60281" calcext:value-type="float">
            <text:p>12,60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60281" calcext:value-type="float">
            <text:p>12,60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857672" calcext:value-type="float">
            <text:p>12,8576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757947" calcext:value-type="float">
            <text:p>12,757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757947" calcext:value-type="float">
            <text:p>12,757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613157" calcext:value-type="float">
            <text:p>12,613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613157" calcext:value-type="float">
            <text:p>12,613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613157" calcext:value-type="float">
            <text:p>12,613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789401" calcext:value-type="float">
            <text:p>12,7894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789401" calcext:value-type="float">
            <text:p>12,7894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789401" calcext:value-type="float">
            <text:p>12,7894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555226" calcext:value-type="float">
            <text:p>12,5552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555226" calcext:value-type="float">
            <text:p>12,5552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2073" calcext:value-type="float">
            <text:p>12,20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398049" calcext:value-type="float">
            <text:p>12,3980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398049" calcext:value-type="float">
            <text:p>12,3980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309099" calcext:value-type="float">
            <text:p>12,3090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309099" calcext:value-type="float">
            <text:p>12,3090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309099" calcext:value-type="float">
            <text:p>12,3090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.309099" calcext:value-type="float">
            <text:p>12,3090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541206" calcext:value-type="float">
            <text:p>12,5412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41206" calcext:value-type="float">
            <text:p>12,5412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541206" calcext:value-type="float">
            <text:p>12,5412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541206" calcext:value-type="float">
            <text:p>12,5412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541206" calcext:value-type="float">
            <text:p>12,5412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29671" calcext:value-type="float">
            <text:p>12,296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29671" calcext:value-type="float">
            <text:p>12,296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288438" calcext:value-type="float">
            <text:p>12,2884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288438" calcext:value-type="float">
            <text:p>12,2884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667388" calcext:value-type="float">
            <text:p>12,6673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667388" calcext:value-type="float">
            <text:p>12,6673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667388" calcext:value-type="float">
            <text:p>12,6673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667388" calcext:value-type="float">
            <text:p>12,6673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342208" calcext:value-type="float">
            <text:p>12,3422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.342208" calcext:value-type="float">
            <text:p>12,3422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342208" calcext:value-type="float">
            <text:p>12,3422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342208" calcext:value-type="float">
            <text:p>12,3422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389757" calcext:value-type="float">
            <text:p>12,3897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043911" calcext:value-type="float">
            <text:p>12,04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043911" calcext:value-type="float">
            <text:p>12,0439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002062" calcext:value-type="float">
            <text:p>12,0020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14524" calcext:value-type="float">
            <text:p>12,145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826243" calcext:value-type="float">
            <text:p>11,8262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826243" calcext:value-type="float">
            <text:p>11,8262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509346" calcext:value-type="float">
            <text:p>11,509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09346" calcext:value-type="float">
            <text:p>11,509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509346" calcext:value-type="float">
            <text:p>11,509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509346" calcext:value-type="float">
            <text:p>11,509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204834" calcext:value-type="float">
            <text:p>11,2048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204834" calcext:value-type="float">
            <text:p>11,2048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100894" calcext:value-type="float">
            <text:p>11,1008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100894" calcext:value-type="float">
            <text:p>11,1008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83984" calcext:value-type="float">
            <text:p>10,839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502271" calcext:value-type="float">
            <text:p>10,5022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619747" calcext:value-type="float">
            <text:p>10,6197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619747" calcext:value-type="float">
            <text:p>10,6197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619747" calcext:value-type="float">
            <text:p>10,6197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294532" calcext:value-type="float">
            <text:p>10,2945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375208" calcext:value-type="float">
            <text:p>10,375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375208" calcext:value-type="float">
            <text:p>10,375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270137" calcext:value-type="float">
            <text:p>10,27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361609" calcext:value-type="float">
            <text:p>10,3616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25152" calcext:value-type="float">
            <text:p>10,25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25152" calcext:value-type="float">
            <text:p>10,25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32026" calcext:value-type="float">
            <text:p>10,32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32026" calcext:value-type="float">
            <text:p>10,32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32026" calcext:value-type="float">
            <text:p>10,32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32026" calcext:value-type="float">
            <text:p>10,32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32026" calcext:value-type="float">
            <text:p>10,320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417026" calcext:value-type="float">
            <text:p>10,417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417026" calcext:value-type="float">
            <text:p>10,417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980178" calcext:value-type="float">
            <text:p>9,9801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770788" calcext:value-type="float">
            <text:p>9,770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770788" calcext:value-type="float">
            <text:p>9,7707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754239" calcext:value-type="float">
            <text:p>9,7542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493196" calcext:value-type="float">
            <text:p>9,49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484894" calcext:value-type="float">
            <text:p>9,4848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427046" calcext:value-type="float">
            <text:p>9,427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427046" calcext:value-type="float">
            <text:p>9,427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427046" calcext:value-type="float">
            <text:p>9,427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427046" calcext:value-type="float">
            <text:p>9,427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427046" calcext:value-type="float">
            <text:p>9,427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358763" calcext:value-type="float">
            <text:p>9,358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358763" calcext:value-type="float">
            <text:p>9,358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358763" calcext:value-type="float">
            <text:p>9,358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358763" calcext:value-type="float">
            <text:p>9,358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358763" calcext:value-type="float">
            <text:p>9,358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423319" calcext:value-type="float">
            <text:p>9,42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423319" calcext:value-type="float">
            <text:p>9,42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423319" calcext:value-type="float">
            <text:p>9,42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423319" calcext:value-type="float">
            <text:p>9,42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423319" calcext:value-type="float">
            <text:p>9,4233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340152" calcext:value-type="float">
            <text:p>9,34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340152" calcext:value-type="float">
            <text:p>9,34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340152" calcext:value-type="float">
            <text:p>9,34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340152" calcext:value-type="float">
            <text:p>9,34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340152" calcext:value-type="float">
            <text:p>9,34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323129" calcext:value-type="float">
            <text:p>9,323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323129" calcext:value-type="float">
            <text:p>9,323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323129" calcext:value-type="float">
            <text:p>9,3231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331404" calcext:value-type="float">
            <text:p>9,3314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26521" calcext:value-type="float">
            <text:p>9,26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222206" calcext:value-type="float">
            <text:p>9,222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09145" calcext:value-type="float">
            <text:p>9,091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057783" calcext:value-type="float">
            <text:p>9,0577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074788" calcext:value-type="float">
            <text:p>9,0747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074788" calcext:value-type="float">
            <text:p>9,0747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145673" calcext:value-type="float">
            <text:p>9,145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145673" calcext:value-type="float">
            <text:p>9,145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739841" calcext:value-type="float">
            <text:p>8,7398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522161" calcext:value-type="float">
            <text:p>8,52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501008" calcext:value-type="float">
            <text:p>8,501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01008" calcext:value-type="float">
            <text:p>8,501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501008" calcext:value-type="float">
            <text:p>8,501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501008" calcext:value-type="float">
            <text:p>8,501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440616" calcext:value-type="float">
            <text:p>8,4406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440616" calcext:value-type="float">
            <text:p>8,4406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440616" calcext:value-type="float">
            <text:p>8,4406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440616" calcext:value-type="float">
            <text:p>8,4406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447297" calcext:value-type="float">
            <text:p>8,4472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419928" calcext:value-type="float">
            <text:p>8,419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419928" calcext:value-type="float">
            <text:p>8,419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419928" calcext:value-type="float">
            <text:p>8,419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419928" calcext:value-type="float">
            <text:p>8,419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419928" calcext:value-type="float">
            <text:p>8,419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347529" calcext:value-type="float">
            <text:p>8,347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324361" calcext:value-type="float">
            <text:p>8,3243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184177" calcext:value-type="float">
            <text:p>8,18417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216808" calcext:value-type="float">
            <text:p>8,2168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160374" calcext:value-type="float">
            <text:p>8,1603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077624" calcext:value-type="float">
            <text:p>8,077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112774" calcext:value-type="float">
            <text:p>8,112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115453" calcext:value-type="float">
            <text:p>8,1154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115453" calcext:value-type="float">
            <text:p>8,1154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086964" calcext:value-type="float">
            <text:p>8,086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080688" calcext:value-type="float">
            <text:p>8,080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080688" calcext:value-type="float">
            <text:p>8,080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080688" calcext:value-type="float">
            <text:p>8,080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080688" calcext:value-type="float">
            <text:p>8,0806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018664" calcext:value-type="float">
            <text:p>8,0186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859009" calcext:value-type="float">
            <text:p>7,859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724076" calcext:value-type="float">
            <text:p>7,7240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02096" calcext:value-type="float">
            <text:p>7,6020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605809" calcext:value-type="float">
            <text:p>7,6058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601659" calcext:value-type="float">
            <text:p>7,601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601659" calcext:value-type="float">
            <text:p>7,6016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502389" calcext:value-type="float">
            <text:p>7,502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440328" calcext:value-type="float">
            <text:p>7,440328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08:51.036000000</dc:date>
    <meta:editing-duration>PT1M23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1.A1:cameraslog_1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1.B2:cameraslog_1.B1001" chart:label-cell-address="cameraslog_1.B1:cameraslog_1.B1" chart:class="chart:scatter">
            <chart:domain table:cell-range-address="cameraslog_1.A2:cameraslog_1.A1001"/>
            <chart:data-point chart:repeated="1000"/>
          </chart:series>
          <chart:series chart:style-name="ch8" chart:values-cell-range-address="cameraslog_1.C2:cameraslog_1.C1001" chart:label-cell-address="cameraslog_1.C1:cameraslog_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1.B1:cameraslog_1.B1</svg:desc>
                </draw:g>
              </table:table-cell>
              <table:table-cell office:value-type="string">
                <text:p>number of cameras</text:p>
                <draw:g>
                  <svg:desc>cameraslog_1.C1:cameraslog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1.A2:cameraslog_1.A1001</svg:desc>
                </draw:g>
              </table:table-cell>
              <table:table-cell office:value-type="float" office:value="10.962498">
                <text:p>10.962498</text:p>
                <draw:g>
                  <svg:desc>cameraslog_1.B2:cameraslog_1.B1001</svg:desc>
                </draw:g>
              </table:table-cell>
              <table:table-cell office:value-type="float" office:value="20">
                <text:p>20</text:p>
                <draw:g>
                  <svg:desc>cameraslog_1.C2:cameraslog_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93239">
                <text:p>11.0932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432901">
                <text:p>11.4329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683618">
                <text:p>11.6836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90121">
                <text:p>11.901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369146">
                <text:p>12.369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17104">
                <text:p>12.17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17104">
                <text:p>12.17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904766">
                <text:p>11.9047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522252">
                <text:p>11.522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327365">
                <text:p>11.3273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518103">
                <text:p>11.5181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870196">
                <text:p>11.8701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870196">
                <text:p>11.8701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870196">
                <text:p>11.8701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683583">
                <text:p>11.6835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928124">
                <text:p>11.928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928124">
                <text:p>11.928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18391">
                <text:p>12.1183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118391">
                <text:p>12.1183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196959">
                <text:p>12.1969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196959">
                <text:p>12.1969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196959">
                <text:p>12.1969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666931">
                <text:p>12.6669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793558">
                <text:p>12.7935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854075">
                <text:p>12.8540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075835">
                <text:p>13.0758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19633">
                <text:p>13.196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885637">
                <text:p>12.8856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885637">
                <text:p>12.8856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795041">
                <text:p>12.795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795041">
                <text:p>12.795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00802">
                <text:p>13.008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00802">
                <text:p>13.008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00802">
                <text:p>13.008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877728">
                <text:p>12.8777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863241">
                <text:p>12.8632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085065">
                <text:p>13.0850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.103706">
                <text:p>13.1037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875745">
                <text:p>12.875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875745">
                <text:p>12.875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875745">
                <text:p>12.875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875745">
                <text:p>12.8757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492663">
                <text:p>12.492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492663">
                <text:p>12.492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492663">
                <text:p>12.492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534004">
                <text:p>12.534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534004">
                <text:p>12.534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590367">
                <text:p>12.5903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590367">
                <text:p>12.5903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590367">
                <text:p>12.5903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424468">
                <text:p>12.424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424468">
                <text:p>12.424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424468">
                <text:p>12.424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262683">
                <text:p>12.262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660244">
                <text:p>12.6602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660244">
                <text:p>12.6602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.716554">
                <text:p>12.7165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764119">
                <text:p>12.764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917647">
                <text:p>12.9176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.917647">
                <text:p>12.9176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.917647">
                <text:p>12.9176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.917647">
                <text:p>12.9176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.917647">
                <text:p>12.9176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.04424">
                <text:p>13.044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04424">
                <text:p>13.044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04424">
                <text:p>13.044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.186955">
                <text:p>13.186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72115">
                <text:p>12.72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72115">
                <text:p>12.72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72115">
                <text:p>12.72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72115">
                <text:p>12.72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72115">
                <text:p>12.72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60281">
                <text:p>12.602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60281">
                <text:p>12.602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857672">
                <text:p>12.8576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757947">
                <text:p>12.7579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757947">
                <text:p>12.7579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613157">
                <text:p>12.613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613157">
                <text:p>12.613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613157">
                <text:p>12.613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789401">
                <text:p>12.789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789401">
                <text:p>12.789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789401">
                <text:p>12.7894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.555226">
                <text:p>12.555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555226">
                <text:p>12.555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.2073">
                <text:p>12.20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398049">
                <text:p>12.3980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.398049">
                <text:p>12.3980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309099">
                <text:p>12.3090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309099">
                <text:p>12.3090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.309099">
                <text:p>12.3090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.309099">
                <text:p>12.3090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.541206">
                <text:p>12.541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.541206">
                <text:p>12.541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.541206">
                <text:p>12.541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.541206">
                <text:p>12.541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.541206">
                <text:p>12.5412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.29671">
                <text:p>12.296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.29671">
                <text:p>12.296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.288438">
                <text:p>12.2884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.288438">
                <text:p>12.2884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.667388">
                <text:p>12.6673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.667388">
                <text:p>12.6673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.667388">
                <text:p>12.6673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.667388">
                <text:p>12.6673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.342208">
                <text:p>12.342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.342208">
                <text:p>12.342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.342208">
                <text:p>12.342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.342208">
                <text:p>12.342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389757">
                <text:p>12.3897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043911">
                <text:p>12.0439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043911">
                <text:p>12.0439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002062">
                <text:p>12.0020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.14524">
                <text:p>12.145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826243">
                <text:p>11.8262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826243">
                <text:p>11.8262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509346">
                <text:p>11.5093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509346">
                <text:p>11.5093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509346">
                <text:p>11.5093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509346">
                <text:p>11.5093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204834">
                <text:p>11.2048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204834">
                <text:p>11.2048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100894">
                <text:p>11.100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100894">
                <text:p>11.100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83984">
                <text:p>10.839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502271">
                <text:p>10.5022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619747">
                <text:p>10.619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619747">
                <text:p>10.619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619747">
                <text:p>10.6197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294532">
                <text:p>10.2945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375208">
                <text:p>10.3752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375208">
                <text:p>10.3752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270137">
                <text:p>10.270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361609">
                <text:p>10.3616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25152">
                <text:p>10.25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25152">
                <text:p>10.25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32026">
                <text:p>10.320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32026">
                <text:p>10.320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32026">
                <text:p>10.320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32026">
                <text:p>10.320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.32026">
                <text:p>10.320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.417026">
                <text:p>10.417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417026">
                <text:p>10.417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980178">
                <text:p>9.9801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770788">
                <text:p>9.770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770788">
                <text:p>9.7707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754239">
                <text:p>9.7542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493196">
                <text:p>9.493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484894">
                <text:p>9.484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427046">
                <text:p>9.427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427046">
                <text:p>9.427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427046">
                <text:p>9.427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427046">
                <text:p>9.427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427046">
                <text:p>9.4270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358763">
                <text:p>9.358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358763">
                <text:p>9.358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358763">
                <text:p>9.358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358763">
                <text:p>9.358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358763">
                <text:p>9.358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423319">
                <text:p>9.423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423319">
                <text:p>9.423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423319">
                <text:p>9.423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423319">
                <text:p>9.423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423319">
                <text:p>9.4233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340152">
                <text:p>9.340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340152">
                <text:p>9.340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340152">
                <text:p>9.340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340152">
                <text:p>9.340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340152">
                <text:p>9.3401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323129">
                <text:p>9.323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323129">
                <text:p>9.323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323129">
                <text:p>9.323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331404">
                <text:p>9.33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26521">
                <text:p>9.265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222206">
                <text:p>9.22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09145">
                <text:p>9.09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057783">
                <text:p>9.057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074788">
                <text:p>9.0747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074788">
                <text:p>9.0747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145673">
                <text:p>9.1456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145673">
                <text:p>9.1456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739841">
                <text:p>8.73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522161">
                <text:p>8.522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501008">
                <text:p>8.501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501008">
                <text:p>8.501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501008">
                <text:p>8.501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501008">
                <text:p>8.501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440616">
                <text:p>8.440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440616">
                <text:p>8.440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440616">
                <text:p>8.440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440616">
                <text:p>8.440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447297">
                <text:p>8.4472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419928">
                <text:p>8.419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419928">
                <text:p>8.419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419928">
                <text:p>8.419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419928">
                <text:p>8.419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419928">
                <text:p>8.419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347529">
                <text:p>8.347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324361">
                <text:p>8.3243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184177">
                <text:p>8.1841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216808">
                <text:p>8.2168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160374">
                <text:p>8.160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077624">
                <text:p>8.077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112774">
                <text:p>8.112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115453">
                <text:p>8.1154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115453">
                <text:p>8.1154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086964">
                <text:p>8.086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080688">
                <text:p>8.080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080688">
                <text:p>8.080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080688">
                <text:p>8.080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080688">
                <text:p>8.080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018664">
                <text:p>8.0186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859009">
                <text:p>7.859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724076">
                <text:p>7.724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602096">
                <text:p>7.602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605809">
                <text:p>7.605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601659">
                <text:p>7.6016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601659">
                <text:p>7.6016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502389">
                <text:p>7.5023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440328">
                <text:p>7.44032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